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3" style:family="paragraph" style:parent-style-name="Standard">
      <style:text-properties fo:language="ru" fo:country="RU" fo:font-weight="bold" officeooo:rsid="0010fc2e" officeooo:paragraph-rsid="0010fc2e" style:font-weight-asian="bold" style:font-weight-complex="bold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Heading_20_1">
      <style:text-properties fo:font-size="14pt" style:font-size-asian="14pt" style:font-size-complex="14pt"/>
    </style:style>
    <style:style style:name="P6" style:family="paragraph" style:parent-style-name="Standard">
      <style:text-properties officeooo:rsid="00144cdb" officeooo:paragraph-rsid="00144cdb"/>
    </style:style>
    <style:style style:name="P7" style:family="paragraph" style:parent-style-name="Heading_20_2">
      <style:text-properties fo:font-size="14pt" officeooo:paragraph-rsid="00144cdb" style:font-size-asian="14pt" style:font-size-complex="14pt"/>
    </style:style>
    <style:style style:name="P8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/>
    </style:style>
    <style:style style:name="P9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</style:style>
    <style:style style:name="P10" style:family="paragraph" style:parent-style-name="Standard">
      <style:text-properties officeooo:rsid="00153c4f" officeooo:paragraph-rsid="00153c4f"/>
    </style:style>
    <style:style style:name="P11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/>
      <style:text-properties officeooo:rsid="00153c4f" officeooo:paragraph-rsid="00153c4f"/>
    </style:style>
    <style:style style:name="P12" style:family="paragraph" style:parent-style-name="Standard">
      <style:text-properties officeooo:rsid="001908fc" officeooo:paragraph-rsid="001908fc"/>
    </style:style>
    <style:style style:name="P13" style:family="paragraph" style:parent-style-name="Heading_20_1">
      <style:text-properties officeooo:rsid="001908fc" officeooo:paragraph-rsid="001908fc"/>
    </style:style>
    <style:style style:name="T1" style:family="text">
      <style:text-properties fo:font-size="14pt" officeooo:rsid="001110e2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6f708" style:font-weight-asian="normal" style:font-weight-complex="normal"/>
    </style:style>
    <style:style style:name="T5" style:family="text">
      <style:text-properties style:text-position="super 58%" fo:font-weight="normal" officeooo:rsid="0016f708" style:font-weight-asian="normal" style:font-weight-complex="normal"/>
    </style:style>
    <style:style style:name="T6" style:family="text">
      <style:text-properties style:text-position="0% 100%" fo:font-weight="normal" officeooo:rsid="0016f708" style:font-weight-asian="normal" style:font-weight-complex="normal"/>
    </style:style>
    <style:style style:name="T7" style:family="text">
      <style:text-properties officeooo:rsid="001110e2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1110e2" style:font-size-asian="14pt" style:font-weight-asian="bold" style:font-size-complex="14pt" style:font-weight-complex="bold"/>
    </style:style>
    <style:style style:name="T10" style:family="text">
      <style:text-properties style:text-position="super 58%"/>
    </style:style>
    <style:style style:name="T11" style:family="text">
      <style:text-properties style:text-position="0% 100%"/>
    </style:style>
    <style:style style:name="T12" style:family="text">
      <style:text-properties officeooo:rsid="00153c4f"/>
    </style:style>
    <style:style style:name="T13" style:family="text">
      <style:text-properties style:text-position="sub 58%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style:text-position="0% 100%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style:text-position="sub 58%"/>
    </style:style>
    <style:style style:name="T16" style:family="text">
      <style:text-properties officeooo:rsid="001908fc"/>
    </style:style>
    <style:style style:name="fr1" style:family="graphic" style:parent-style-name="Formula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ole-draw-aspect="1"/>
    </style:style>
    <style:style style:name="fr2" style:family="graphic" style:parent-style-name="Formula">
      <style:graphic-properties fo:margin-left="0in" fo:margin-right="0in" fo:margin-top="0in" fo:margin-bottom="0in" style:wrap="run-through" style:number-wrapped-paragraphs="no-limit" style:vertical-pos="from-top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Содержание</text:p>
          </text:index-title>
          <text:p text:style-name="P1"><text:a xlink:type="simple" xlink:href="#__RefHeading___Toc3392_2705258469" text:style-name="Index_20_Link" text:visited-style-name="Index_20_Link">1. Задание<text:tab/>2</text:a></text:p>
          <text:p text:style-name="P1"><text:a xlink:type="simple" xlink:href="#__RefHeading___Toc3394_2705258469" text:style-name="Index_20_Link" text:visited-style-name="Index_20_Link">2. Математическая формулировка задачи.<text:tab/>2</text:a></text:p>
          <text:p text:style-name="P2"><text:a xlink:type="simple" xlink:href="#__RefHeading___Toc3454_2705258469" text:style-name="Index_20_Link" text:visited-style-name="Index_20_Link">2.1 Нахождение корня на интервале методом половинного деления.<text:tab/>2</text:a></text:p>
          <text:p text:style-name="P2"><text:a xlink:type="simple" xlink:href="#__RefHeading___Toc3517_2705258469" text:style-name="Index_20_Link" text:visited-style-name="Index_20_Link">2.2 Нахождение корня на интервале методом хорд.<text:tab/>3</text:a></text:p>
        </text:index-body>
      </text:table-of-content>
      <text:p text:style-name="P3"/>
      <text:h text:style-name="P4" text:outline-level="1"><text:bookmark-start text:name="__RefHeading___Toc3392_2705258469"/><text:span text:style-name="T1">1. </text:span><text:span text:style-name="T2">Задание</text:span><text:bookmark-end text:name="__RefHeading___Toc3392_2705258469"/></text:h>
      <text:p text:style-name="Text_20_body"><text:span text:style-name="T2"/></text:p>
      <text:p text:style-name="P3"><text:span text:style-name="T3">Разработать схему алгоритма, написать и отладить программу для расчёта и построения графиков двух функций</text:span><text:span text:style-name="T4">: f(x)=sqrt(e</text:span><text:span text:style-name="T5">x</text:span><text:span text:style-name="T6">-1), g(x)=x*log</text:span><text:span text:style-name="T5">2</text:span><text:span text:style-name="T6">(x) </text:span><text:span text:style-name="T3">(результаты расчётов должны храниться в виде массивов и распечатываться в виде таблицы), цветом необходимой выделить наибольшее и наименьшее значения для каждой из функций. Добавить в неё решение нелинейного уравнения и вычисление приближённого значения определённого интеграла </text:span><text:span text:style-name="T4">функций f и g</text:span><text:span text:style-name="T3">.</text:span></text:p>
      <text:p text:style-name="P3"><text:span text:style-name="T3"/></text:p>
      <text:h text:style-name="P5" text:outline-level="1"><text:bookmark-start text:name="__RefHeading___Toc3394_2705258469"/><text:span text:style-name="T7">2. </text:span>Математическая формулировка задачи.<text:bookmark-end text:name="__RefHeading___Toc3394_2705258469"/></text:h>
      <text:p text:style-name="Text_20_body"><text:span text:style-name="T2"/></text:p>
      <text:h text:style-name="Heading_20_2" text:outline-level="2"><text:bookmark-start text:name="__RefHeading___Toc3454_2705258469"/><text:span text:style-name="T8">2.1 </text:span><text:span text:style-name="T9">Нахождение корня на интервале методом половинного деления.</text:span><text:bookmark-end text:name="__RefHeading___Toc3454_2705258469"/></text:h>
      <text:p text:style-name="P6">Алгоритм нахождения корня на интервале методом половинного деления (бисекции) сводится к следующей последовательности действий:</text:p>
      <text:p text:style-name="P6">1) вычисляется середина интервала c=(a+b)/2;</text:p>
      <text:p text:style-name="P6">2) если |f(c)|&lt;e, где e=10<text:span text:style-name="T10">-3</text:span><text:span text:style-name="T11">-10</text:span><text:span text:style-name="T10">-5</text:span><text:span text:style-name="T11"> определяет погрешность вычислений, то c будет являться приближенным значением корня уравнения и выводится как результат расчётов;</text:span></text:p>
      <text:p text:style-name="P6">3) если |f(c)|&gt;e, то проверяются знаки функций f(a) и f(c) на концах отрезка [a, c], для чего вычисляется их произведение. Если f(a)f(c)&lt;0, то функции будут иметь противоположные знаки и корень находится на отрезке [a,c]. В этом случае интервал [a,b] заменяется отрезком [a,c], для чего присвоим b=c;</text:p>
      <text:p text:style-name="P6">4) иначе, если f(a)f(c)&gt;0, корень уравнения находится на отрезке [c,b] и в расчётах интервал [a,b] заменяется [c,b], для чего присвоим a=c;</text:p>
      <text:p text:style-name="P6">5) вычисления по схеме 1)-4) повторяются в итерационном цикле до тех пор, пока не выполнится условие 2) - |f(c)|&lt;e.</text:p>
      <text:h text:style-name="P7" text:outline-level="2"><text:bookmark-start text:name="__RefHeading___Toc3517_2705258469"/><text:soft-page-break/>2.2 Нахождение корня на интервале методом хорд.<text:bookmark-end text:name="__RefHeading___Toc3517_2705258469"/></text:h>
      <text:p text:style-name="P6">Алгоритм нахождения корня на интервале методом хорд сводится к следующей последовательности действий:</text:p>
      <text:p text:style-name="P6">1) вычисляется <text:s/>c=(af(b)-bf(a))/(f(b)-f(a));</text:p>
      <text:p text:style-name="P6">2) если |f(c)|&lt;e, где e=10<text:span text:style-name="T10">-3</text:span><text:span text:style-name="T11">-10</text:span><text:span text:style-name="T10">-5</text:span><text:span text:style-name="T11"> определяет погрешность вычислений, то c будет являться приближенным значением корня уравнения и выводится как результат расчётов;</text:span></text:p>
      <text:p text:style-name="P6">3) если |f(c)|&gt;e, то проверяются знаки функций f(a) и f(c) на концах отрезка [a, c], для чего вычисляется их произведение. Если f(a)f(c)&lt;0, то функции будут иметь противоположные знаки и корень находится на отрезке [a,c]. В этом случае интервал [a,b] заменяется отрезком [a,c], для чего присвоим b=c;</text:p>
      <text:p text:style-name="P6">4) иначе, если f(a)f(c)&gt;0, корень уравнения находится на отрезке [c,b] и в расчётах интервал [a,b] заменяется [c,b], для чего присвоим a=c;</text:p>
      <text:p text:style-name="P6"><text:span text:style-name="T2">5) вычисления по схеме 1)-4) повторяются в итерационном цикле до тех пор, пока не выполнится условие 2) - |f(c)|&lt;e.</text:span></text:p>
      <text:h text:style-name="Heading_20_2" text:outline-level="2">2.3 Вычисление определённого интеграла <text:span text:style-name="T12">методом прямоугльников</text:span>.</text:h>
      <text:p text:style-name="Standard"><text:span text:style-name="T2">Приближенное значение определённого интеграла вычисляется как сумма площадей N прямоугольников, построенных на интервале интегрирования [a,b]. Интервал [a,b] разбивается на N равных частей длиной h=(b-a)/N, на каждой из которых строится прямоугольник с высотой равной значению функции f(x</text:span><text:span text:style-name="T13">i</text:span><text:span text:style-name="T14">) в цунтре участка с координатой x</text:span><text:span text:style-name="T13">i</text:span><text:span text:style-name="T14">=a+(i+1/2)h, где i=1,...,N.</text:span></text:p>
      <text:p text:style-name="Standard">Формула прямоугольников для приближенного вы<text:span text:style-name="T12">числения значения интеграла будет иметь вид</text:span></text:p>
      <text:p text:style-name="Standard"/>
      <text:p text:style-name="P8"><draw:frame draw:style-name="fr1" draw:name="Object1" text:anchor-type="as-char" svg:width="2.7752in" svg:height="0.6472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9"/>
      <text:h text:style-name="Heading_20_2" text:outline-level="2">2.4 Вычисление определённого интеграла методом трапеций.</text:h>
      <text:p text:style-name="P10"><text:soft-page-break/>В методе трапеций интервал [a,b] разбивается на N равных частей длинной h=(b-a)/N, на каждой из которых строится трапеция. Приближенное значение интеграла определяется суммой площадей трапеций, построенных на интервале [a,b], где x<text:span text:style-name="T15">i</text:span><text:span text:style-name="T11">=a+i*h:</text:span></text:p>
      <text:p text:style-name="P10"/>
      <text:p text:style-name="P11"><draw:frame draw:style-name="fr2" draw:name="Object2" text:anchor-type="as-char" svg:y="-0.6311in" svg:width="6.9917in" svg:height="0.5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h text:style-name="Heading_20_1" text:outline-level="1">3. Детальная схема общего алгоритма.</text:h>
      <text:p text:style-name="Text_20_body"/>
      <text:h text:style-name="Heading_20_1" text:outline-level="1">4. Текст программы.</text:h>
      <text:p text:style-name="Standard"/>
      <text:h text:style-name="Heading_20_1" text:outline-level="1">5. Таблица результатов.</text:h>
      <text:p text:style-name="P12">На рисунке Х представлена таблица значений функций.</text:p>
      <text:p text:style-name="P12"/>
      <text:h text:style-name="P13" text:outline-level="1">6. Графики функций.</text:h>
      <text:p text:style-name="P12"/>
      <text:h text:style-name="Heading_20_1" text:outline-level="1"><text:span text:style-name="T16">7</text:span>. Результат решения нелинейных уравнений.</text:h>
      <text:p text:style-name="Standard"/>
      <text:h text:style-name="P13" text:outline-level="1">8. Результат вычисления определённого интеграла.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text-indent="0.4902in" style:auto-text-indent="false"/>
      <style:text-properties fo:font-size="14pt" officeooo:rsid="000f5daa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in" fo:margin-bottom="0in" style:contextual-spacing="false" fo:keep-with-next="always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 fo:text-indent="0.4902in" style:auto-text-indent="false"/>
      <style:text-properties fo:font-size="14pt" fo:language="ru" fo:country="RU" fo:font-weight="bold" officeooo:rsid="0010fc2e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-top="0in" fo:margin-bottom="0in" style:contextual-spacing="false" fo:text-indent="0.4902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01:54:36.100476560</meta:creation-date>
    <dc:date>2024-12-16T04:21:50.003134755</dc:date>
    <meta:editing-duration>PT1H24M18S</meta:editing-duration>
    <meta:editing-cycles>8</meta:editing-cycles>
    <meta:generator>LibreOffice/24.8.3.2$Linux_X86_64 LibreOffice_project/480$Build-2</meta:generator>
    <meta:document-statistic meta:table-count="0" meta:image-count="0" meta:object-count="2" meta:page-count="4" meta:paragraph-count="36" meta:word-count="478" meta:character-count="3546" meta:non-whitespace-character-count="3101"/>
  </office:meta>
</office:document-meta>
</file>

<file path=Object 1/content.xml><?xml version="1.0" encoding="utf-8"?>
<math xmlns="http://www.w3.org/1998/Math/MathML" display="block">
  <semantics>
    <mrow>
      <mstyle mathsize="12pt">
        <mrow>
          <munderover>
            <mo stretchy="false">∫</mo>
            <mstyle mathsize="8pt">
              <mi>a</mi>
            </mstyle>
            <mstyle mathsize="8pt">
              <mi>b</mi>
            </mstyle>
          </munderover>
          <mrow>
            <mi>f</mi>
            <mo stretchy="false">(</mo>
            <mi>x</mi>
            <mo stretchy="false">)</mo>
            <mrow>
              <mstyle mathvariant="italic">
                <mtext>dx</mtext>
              </mstyle>
              <mo stretchy="false">=</mo>
              <mrow>
                <munderover>
                  <mo stretchy="false">∑</mo>
                  <mstyle mathsize="8pt">
                    <mrow>
                      <mi>i</mi>
                      <mo stretchy="false">=</mo>
                      <mn>1</mn>
                    </mrow>
                  </mstyle>
                  <mstyle mathsize="8pt">
                    <mi>N</mi>
                  </mstyle>
                </munderover>
                <mrow>
                  <mstyle mathvariant="italic">
                    <mtext>hf</mtext>
                  </mstyle>
                  <mo stretchy="false">(</mo>
                  <msub>
                    <mi>x</mi>
                    <mstyle mathsize="8pt">
                      <mi>i</mi>
                    </mstyle>
                  </msub>
                  <mrow>
                    <mo stretchy="false">)</mo>
                    <mo stretchy="false">=</mo>
                    <mi>h</mi>
                  </mrow>
                  <mrow>
                    <munderover>
                      <mo stretchy="false">∑</mo>
                      <mstyle mathsize="8pt">
                        <mrow>
                          <mi>i</mi>
                          <mo stretchy="false">=</mo>
                          <mn>1</mn>
                        </mrow>
                      </mstyle>
                      <mstyle mathsize="8pt">
                        <mi>N</mi>
                      </mstyle>
                    </munderover>
                    <mrow>
                      <mi>f</mi>
                      <mo stretchy="false">(</mo>
                      <msub>
                        <mi>x</mi>
                        <mstyle mathsize="8pt">
                          <mi>i</mi>
                        </mstyle>
                      </msub>
                      <mo stretchy="false">)</mo>
                    </mrow>
                  </mrow>
                </mrow>
              </mrow>
            </mrow>
          </mrow>
        </mrow>
      </mstyle>
      <mrow/>
    </mrow>
    <annotation encoding="StarMath 5.0"> size 12{ Int cSub { size 8{a} }  cSup { size 8{b} }  {f \( x \)  ital "dx"= Sum cSub { size 8{i=1} }  cSup { size 8{N} }  { ital "hf" \( x rSub { size 8{i} }  \) =h Sum cSub { size 8{i=1} }  cSup { size 8{N} }  {f \( x rSub { size 8{i} }  \) } } } } {}</annotation>
  </semantics>
</math>
</file>

<file path=Object 2/content.xml><?xml version="1.0" encoding="utf-8"?>
<math xmlns="http://www.w3.org/1998/Math/MathML" display="block">
  <semantics>
    <mrow>
      <mstyle mathsize="12pt">
        <mrow>
          <munderover>
            <mo stretchy="false">∫</mo>
            <mstyle mathsize="8pt">
              <mi>a</mi>
            </mstyle>
            <mstyle mathsize="8pt">
              <mi>b</mi>
            </mstyle>
          </munderover>
          <mrow>
            <mi>f</mi>
            <mo stretchy="false">(</mo>
            <mi>x</mi>
            <mo stretchy="false">)</mo>
            <mrow>
              <mstyle mathvariant="italic">
                <mtext>dx</mtext>
              </mstyle>
              <mo stretchy="false">=</mo>
              <mo stretchy="false">[</mo>
            </mrow>
            <mi>f</mi>
            <mo stretchy="false">(</mo>
            <mi>a</mi>
            <mrow>
              <mo stretchy="false">)</mo>
              <mo stretchy="false">+</mo>
              <mi>f</mi>
            </mrow>
            <mo stretchy="false">(</mo>
            <msub>
              <mi>x</mi>
              <mstyle mathsize="8pt">
                <mi>i</mi>
              </mstyle>
            </msub>
            <mo stretchy="false">)</mo>
            <mo stretchy="false">]</mo>
            <mrow>
              <mrow>
                <mi>h</mi>
                <mo stretchy="false">/</mo>
                <mn>2</mn>
              </mrow>
              <mo stretchy="false">+</mo>
              <mo stretchy="false">[</mo>
            </mrow>
            <mi>f</mi>
            <mo stretchy="false">(</mo>
            <msub>
              <mi>x</mi>
              <mstyle mathsize="8pt">
                <mi>i</mi>
              </mstyle>
            </msub>
            <mrow>
              <mo stretchy="false">)</mo>
              <mo stretchy="false">+</mo>
              <mi>f</mi>
            </mrow>
            <mo stretchy="false">(</mo>
            <msub>
              <mi>x</mi>
              <mstyle mathsize="8pt">
                <mn>2</mn>
              </mstyle>
            </msub>
            <mo stretchy="false">)</mo>
            <mo stretchy="false">]</mo>
            <mrow>
              <mrow>
                <mi>h</mi>
                <mo stretchy="false">/</mo>
                <mn>2</mn>
              </mrow>
              <mo stretchy="false">+</mo>
              <mtext>.</mtext>
            </mrow>
            <mtext>.</mtext>
            <mrow>
              <mtext>.</mtext>
              <mo stretchy="false">+</mo>
              <mo stretchy="false">[</mo>
            </mrow>
            <mi>f</mi>
            <mo stretchy="false">(</mo>
            <msub>
              <mi>x</mi>
              <mstyle mathsize="8pt">
                <mrow>
                  <mi>n</mi>
                  <mo stretchy="false">−</mo>
                  <mn>1</mn>
                </mrow>
              </mstyle>
            </msub>
            <mrow>
              <mo stretchy="false">)</mo>
              <mo stretchy="false">+</mo>
              <mi>f</mi>
            </mrow>
            <mo stretchy="false">(</mo>
            <mi>b</mi>
            <mo stretchy="false">)</mo>
            <mo stretchy="false">]</mo>
            <mrow>
              <mrow>
                <mi>h</mi>
                <mo stretchy="false">/</mo>
                <mn>2</mn>
              </mrow>
              <mo stretchy="false">=</mo>
              <mi>h</mi>
            </mrow>
            <mrow>
              <mo fence="true" form="prefix" stretchy="false">{</mo>
              <mrow>
                <mrow>
                  <mo stretchy="false">[</mo>
                  <mi>f</mi>
                  <mo stretchy="false">(</mo>
                  <mi>a</mi>
                  <mrow>
                    <mo stretchy="false">)</mo>
                    <mo stretchy="false">+</mo>
                    <mi>f</mi>
                  </mrow>
                  <mo stretchy="false">(</mo>
                  <mi>b</mi>
                  <mo stretchy="false">)</mo>
                  <mrow>
                    <mrow>
                      <mo stretchy="false">]</mo>
                      <mo stretchy="false">/</mo>
                      <mn>2</mn>
                    </mrow>
                    <mo stretchy="false">+</mo>
                    <mrow>
                      <munderover>
                        <mo stretchy="false">∑</mo>
                        <mstyle mathsize="8pt">
                          <mrow>
                            <mi>i</mi>
                            <mo stretchy="false">=</mo>
                            <mn>1</mn>
                          </mrow>
                        </mstyle>
                        <mstyle mathsize="8pt">
                          <mrow>
                            <mi>n</mi>
                            <mo stretchy="false">−</mo>
                            <mn>1</mn>
                          </mrow>
                        </mstyle>
                      </munderover>
                      <mrow>
                        <mi>f</mi>
                        <mo stretchy="false">(</mo>
                        <msub>
                          <mi>x</mi>
                          <mstyle mathsize="8pt">
                            <mi>i</mi>
                          </mstyle>
                        </msub>
                        <mo stretchy="false">)</mo>
                      </mrow>
                    </mrow>
                  </mrow>
                </mrow>
              </mrow>
              <mo fence="true" form="postfix" stretchy="false">}</mo>
            </mrow>
          </mrow>
        </mrow>
      </mstyle>
      <mrow/>
    </mrow>
    <annotation encoding="StarMath 5.0"> size 12{ Int cSub { size 8{a} }  cSup { size 8{b} }  {f \( x \)  ital "dx"= \[ f \( a \) +f \( x rSub { size 8{i} }  \)  \] h/2+ \[ f \( x rSub { size 8{i} }  \) +f \( x rSub { size 8{2} }  \)  \] h/2+ "."  "."  "." + \[ f \( x rSub { size 8{n - 1} }  \) +f \( b \)  \] h/2=h lbrace  \[ f \( a \) +f \( b \)  \] /2+ Sum cSub { size 8{i=1} }  cSup { size 8{n - 1} }  {f \( x rSub { size 8{i} }  \) }  rbrace } } {}</annotation>
  </semantics>
</math>
</file>